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default-cell-style-name="ce1"/>
        <table:table-column table:style-name="co3" table:number-columns-repeated="1003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PhraseTag:</text:p>
          </table:table-cell>
          <table:table-cell office:value-type="string" calcext:value-type="string">
            <text:p>I-NP</text:p>
          </table:table-cell>
          <table:table-cell office:value-type="string" calcext:value-type="string">
            <text:p>I-INTJ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ce5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icro Dif</text:p>
          </table:table-cell>
          <table:table-cell office:value-type="string" calcext:value-type="string">
            <text:p>Macro Dif</text:p>
          </table:table-cell>
          <table:table-cell table:number-columns-repeated="993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6" office:value-type="float" office:value="107258.117282" calcext:value-type="float">
            <text:p>107258.117282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8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5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4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8"/>
          <table:table-cell table:style-name="ce4" office:value-type="float" office:value="0.86023" calcext:value-type="float">
            <text:p>0.86023</text:p>
          </table:table-cell>
          <table:table-cell table:style-name="ce4" office:value-type="float" office:value="0.26933" calcext:value-type="float">
            <text:p>0.26933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2.89" calcext:value-type="float">
            <text:p>32.89</text:p>
          </table:table-cell>
          <table:table-cell table:style-name="ce4" office:value-type="float" office:value="49747.85476" calcext:value-type="float">
            <text:p>49747.85476</text:p>
          </table:table-cell>
          <table:table-cell table:style-name="ce4"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 table:number-columns-repeated="8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table:number-columns-repeated="3"/>
          <table:table-cell office:value-type="float" office:value="0.869" calcext:value-type="float">
            <text:p>0.869</text:p>
          </table:table-cell>
          <table:table-cell office:value-type="float" office:value="0.3095" calcext:value-type="float">
            <text:p>0.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.3</text:p>
          </table:table-cell>
          <table:table-cell office:value-type="float" office:value="46271.155" calcext:value-type="float">
            <text:p>46271.155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office:value-type="float" office:value="0.8686" calcext:value-type="float">
            <text:p>0.8686</text:p>
          </table:table-cell>
          <table:table-cell office:value-type="float" office:value="0.3093" calcext:value-type="float">
            <text:p>0.3093</text:p>
          </table:table-cell>
          <table:table-cell office:value-type="float" office:value="762" calcext:value-type="float">
            <text:p>762</text:p>
          </table:table-cell>
          <table:table-cell office:value-type="float" office:value="160.05" calcext:value-type="float">
            <text:p>160.05</text:p>
          </table:table-cell>
          <table:table-cell office:value-type="float" office:value="46142.933483" calcext:value-type="float">
            <text:p>46142.933483</text:p>
          </table:table-cell>
          <table:table-cell table:number-columns-repeated="995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30902" calcext:value-type="float">
            <text:p>0.30902</text:p>
          </table:table-cell>
          <table:table-cell office:value-type="float" office:value="629" calcext:value-type="float">
            <text:p>629</text:p>
          </table:table-cell>
          <table:table-cell office:value-type="float" office:value="139.35" calcext:value-type="float">
            <text:p>139.35</text:p>
          </table:table-cell>
          <table:table-cell office:value-type="float" office:value="46139.032161" calcext:value-type="float">
            <text:p>46139.032161</text:p>
          </table:table-cell>
          <table:table-cell table:number-columns-repeated="995"/>
        </table:table-row>
        <table:table-row table:style-name="ro1">
          <table:table-cell table:number-columns-repeated="3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20"/>
          <table:table-cell table:number-columns-repeated="1000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9"/>
          <table:table-cell office:value-type="float" office:value="0.860838" calcext:value-type="float">
            <text:p>0.860838</text:p>
          </table:table-cell>
          <table:table-cell office:value-type="float" office:value="0.270758" calcext:value-type="float">
            <text:p>0.270758</text:p>
          </table:table-cell>
          <table:table-cell office:value-type="float" office:value="419" calcext:value-type="float">
            <text:p>419</text:p>
          </table:table-cell>
          <table:table-cell office:value-type="float" office:value="50.31" calcext:value-type="float">
            <text:p>50.31</text:p>
          </table:table-cell>
          <table:table-cell office:value-type="float" office:value="49372.721412" calcext:value-type="float">
            <text:p>49372.721412</text:p>
          </table:table-cell>
          <table:table-cell table:formula="of:=[.Y11]-[.Y5]" office:value-type="float" office:value="0.000607999999999942" calcext:value-type="float">
            <text:p>0.000608</text:p>
          </table:table-cell>
          <table:table-cell table:formula="of:=[.Z11]-[.Z5]" office:value-type="float" office:value="0.00142799999999998" calcext:value-type="float">
            <text:p>0.001428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8"/>
          <table:table-cell table:style-name="ce5" office:value-type="float" office:value="0.860687" calcext:value-type="float">
            <text:p>0.860687</text:p>
          </table:table-cell>
          <table:table-cell office:value-type="float" office:value="0.271021" calcext:value-type="float">
            <text:p>0.271021</text:p>
          </table:table-cell>
          <table:table-cell office:value-type="float" office:value="363" calcext:value-type="float">
            <text:p>363</text:p>
          </table:table-cell>
          <table:table-cell office:value-type="float" office:value="43.01" calcext:value-type="float">
            <text:p>43.01</text:p>
          </table:table-cell>
          <table:table-cell office:value-type="float" office:value="49594.01576" calcext:value-type="float">
            <text:p>49594.01576</text:p>
          </table:table-cell>
          <table:table-cell table:formula="of:=[.Y12]-[.Y5]" office:value-type="float" office:value="0.00045699999999993" calcext:value-type="float">
            <text:p>0.000457</text:p>
          </table:table-cell>
          <table:table-cell table:formula="of:=[.Z12]-[.Z5]" office:value-type="float" office:value="0.001691" calcext:value-type="float">
            <text:p>0.001691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2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7"/>
          <table:table-cell office:value-type="float" office:value="0.861979" calcext:value-type="float">
            <text:p>0.861979</text:p>
          </table:table-cell>
          <table:table-cell office:value-type="float" office:value="0.274005" calcext:value-type="float">
            <text:p>0.274005</text:p>
          </table:table-cell>
          <table:table-cell office:value-type="float" office:value="347" calcext:value-type="float">
            <text:p>347</text:p>
          </table:table-cell>
          <table:table-cell office:value-type="float" office:value="41.55" calcext:value-type="float">
            <text:p>41.55</text:p>
          </table:table-cell>
          <table:table-cell office:value-type="float" office:value="49658.31407" calcext:value-type="float">
            <text:p>49658.31407</text:p>
          </table:table-cell>
          <table:table-cell table:formula="of:=[.Y13]-[.Y5]" office:value-type="float" office:value="0.00174899999999989" calcext:value-type="float">
            <text:p>0.001749</text:p>
          </table:table-cell>
          <table:table-cell table:formula="of:=[.Z13]-[.Z5]" office:value-type="float" office:value="0.00467499999999999" calcext:value-type="float">
            <text:p>0.004675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3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6"/>
          <table:table-cell office:value-type="float" office:value="0.86172" calcext:value-type="float">
            <text:p>0.86172</text:p>
          </table:table-cell>
          <table:table-cell office:value-type="float" office:value="0.287434" calcext:value-type="float">
            <text:p>0.287434</text:p>
          </table:table-cell>
          <table:table-cell office:value-type="float" office:value="340" calcext:value-type="float">
            <text:p>340</text:p>
          </table:table-cell>
          <table:table-cell office:value-type="float" office:value="42.32" calcext:value-type="float">
            <text:p>42.32</text:p>
          </table:table-cell>
          <table:table-cell office:value-type="float" office:value="49380.45096" calcext:value-type="float">
            <text:p>49380.45096</text:p>
          </table:table-cell>
          <table:table-cell table:formula="of:=[.Y14]-[.Y5]" office:value-type="float" office:value="0.00148999999999988" calcext:value-type="float">
            <text:p>0.00149</text:p>
          </table:table-cell>
          <table:table-cell table:formula="of:=[.Z14]-[.Z5]" office:value-type="float" office:value="0.018104" calcext:value-type="float">
            <text:p>0.018104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4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5"/>
          <table:table-cell table:number-columns-repeated="5"/>
          <table:table-cell table:formula="of:=[.Y15]-[.Y5]" office:value-type="float" office:value="-0.86023" calcext:value-type="float">
            <text:p>-0.86023</text:p>
          </table:table-cell>
          <table:table-cell table:formula="of:=[.Z15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5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4"/>
          <table:table-cell table:number-columns-repeated="5"/>
          <table:table-cell table:formula="of:=[.Y16]-[.Y5]" office:value-type="float" office:value="-0.86023" calcext:value-type="float">
            <text:p>-0.86023</text:p>
          </table:table-cell>
          <table:table-cell table:formula="of:=[.Z16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6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3"/>
          <table:table-cell table:number-columns-repeated="5"/>
          <table:table-cell table:formula="of:=[.Y17]-[.Y5]" office:value-type="float" office:value="-0.86023" calcext:value-type="float">
            <text:p>-0.86023</text:p>
          </table:table-cell>
          <table:table-cell table:formula="of:=[.Z17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 table:style-name="ce2"/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style-name="ce2" table:number-columns-repeated="7"/>
          <table:table-cell table:style-name="ce2" office:value-type="boolean" office:boolean-value="true" calcext:value-type="boolean">
            <text:p>TRUE</text:p>
          </table:table-cell>
          <table:table-cell table:style-name="ce2" table:number-columns-repeated="12"/>
          <table:table-cell table:number-columns-repeated="5"/>
          <table:table-cell table:formula="of:=[.Y18]-[.Y5]" office:value-type="float" office:value="-0.86023" calcext:value-type="float">
            <text:p>-0.86023</text:p>
          </table:table-cell>
          <table:table-cell table:formula="of:=[.Z18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9"/>
          <table:table-cell table:style-name="ce2" office:value-type="boolean" office:boolean-value="true" calcext:value-type="boolean">
            <text:p>TRUE</text:p>
          </table:table-cell>
          <table:table-cell table:number-columns-repeated="16"/>
          <table:table-cell table:formula="of:=[.Y19]-[.Y5]" office:value-type="float" office:value="-0.86023" calcext:value-type="float">
            <text:p>-0.86023</text:p>
          </table:table-cell>
          <table:table-cell table:formula="of:=[.Z19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0"/>
          <table:table-cell table:style-name="ce2" office:value-type="boolean" office:boolean-value="true" calcext:value-type="boolean">
            <text:p>TRUE</text:p>
          </table:table-cell>
          <table:table-cell table:number-columns-repeated="15"/>
          <table:table-cell table:formula="of:=[.Y20]-[.Y5]" office:value-type="float" office:value="-0.86023" calcext:value-type="float">
            <text:p>-0.86023</text:p>
          </table:table-cell>
          <table:table-cell table:formula="of:=[.Z20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1"/>
          <table:table-cell table:style-name="ce2" office:value-type="boolean" office:boolean-value="true" calcext:value-type="boolean">
            <text:p>TRUE</text:p>
          </table:table-cell>
          <table:table-cell table:number-columns-repeated="14"/>
          <table:table-cell table:formula="of:=[.Y21]-[.Y5]" office:value-type="float" office:value="-0.86023" calcext:value-type="float">
            <text:p>-0.86023</text:p>
          </table:table-cell>
          <table:table-cell table:formula="of:=[.Z21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2"/>
          <table:table-cell table:style-name="ce2" office:value-type="boolean" office:boolean-value="true" calcext:value-type="boolean">
            <text:p>TRUE</text:p>
          </table:table-cell>
          <table:table-cell table:number-columns-repeated="13"/>
          <table:table-cell table:formula="of:=[.Y22]-[.Y5]" office:value-type="float" office:value="-0.86023" calcext:value-type="float">
            <text:p>-0.86023</text:p>
          </table:table-cell>
          <table:table-cell table:formula="of:=[.Z22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4"/>
          <table:table-cell table:style-name="ce2" office:value-type="boolean" office:boolean-value="true" calcext:value-type="boolean">
            <text:p>TRUE</text:p>
          </table:table-cell>
          <table:table-cell table:number-columns-repeated="11"/>
          <table:table-cell table:formula="of:=[.Y23]-[.Y5]" office:value-type="float" office:value="-0.86023" calcext:value-type="float">
            <text:p>-0.86023</text:p>
          </table:table-cell>
          <table:table-cell table:formula="of:=[.Z23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number-columns-repeated="10"/>
          <table:table-cell table:formula="of:=[.Y24]-[.Y5]" office:value-type="float" office:value="-0.86023" calcext:value-type="float">
            <text:p>-0.86023</text:p>
          </table:table-cell>
          <table:table-cell table:formula="of:=[.Z24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6"/>
          <table:table-cell table:style-name="ce2" office:value-type="boolean" office:boolean-value="true" calcext:value-type="boolean">
            <text:p>TRUE</text:p>
          </table:table-cell>
          <table:table-cell table:number-columns-repeated="9"/>
          <table:table-cell table:formula="of:=[.Y25]-[.Y5]" office:value-type="float" office:value="-0.86023" calcext:value-type="float">
            <text:p>-0.86023</text:p>
          </table:table-cell>
          <table:table-cell table:formula="of:=[.Z25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7"/>
          <table:table-cell table:style-name="ce2" office:value-type="boolean" office:boolean-value="true" calcext:value-type="boolean">
            <text:p>TRUE</text:p>
          </table:table-cell>
          <table:table-cell table:number-columns-repeated="8"/>
          <table:table-cell table:formula="of:=[.Y26]-[.Y5]" office:value-type="float" office:value="-0.86023" calcext:value-type="float">
            <text:p>-0.86023</text:p>
          </table:table-cell>
          <table:table-cell table:formula="of:=[.Z26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19"/>
          <table:table-cell table:style-name="ce2" office:value-type="boolean" office:boolean-value="true" calcext:value-type="boolean">
            <text:p>TRUE</text:p>
          </table:table-cell>
          <table:table-cell table:number-columns-repeated="6"/>
          <table:table-cell table:formula="of:=[.Y27]-[.Y5]" office:value-type="float" office:value="-0.86023" calcext:value-type="float">
            <text:p>-0.86023</text:p>
          </table:table-cell>
          <table:table-cell table:formula="of:=[.Z27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0"/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table:formula="of:=[.Y28]-[.Y5]" office:value-type="float" office:value="-0.86023" calcext:value-type="float">
            <text:p>-0.86023</text:p>
          </table:table-cell>
          <table:table-cell table:formula="of:=[.Z28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formula="of:=[.Y29]-[.Y5]" office:value-type="float" office:value="-0.86023" calcext:value-type="float">
            <text:p>-0.86023</text:p>
          </table:table-cell>
          <table:table-cell table:formula="of:=[.Z29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formula="of:=[.Y30]-[.Y5]" office:value-type="float" office:value="-0.86023" calcext:value-type="float">
            <text:p>-0.86023</text:p>
          </table:table-cell>
          <table:table-cell table:formula="of:=[.Z30]-[.Z5]" office:value-type="float" office:value="-0.26933" calcext:value-type="float">
            <text:p>-0.26933</text:p>
          </table:table-cell>
          <table:table-cell table:number-columns-repeated="99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4:20:50.741369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9-01-08T16:13:26.051085956</dc:date>
    <meta:editing-duration>PT1H45M54S</meta:editing-duration>
    <meta:editing-cycles>8</meta:editing-cycles>
    <meta:generator>LibreOffice/5.1.6.2$Linux_X86_64 LibreOffice_project/10m0$Build-2</meta:generator>
    <meta:document-statistic meta:table-count="1" meta:cell-count="323" meta:object-count="0"/>
  </office:meta>
</office:document-meta>
</file>